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margin-top="0in"/>
      <style:text-properties fo:font-weight="normal" style:font-weight-asian="normal" style:font-weight-complex="normal" fo:color="#000000"/>
    </style:style>
    <style:style style:name="P2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3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4" style:parent-style-name="apple-converted-space" style:family="text">
      <style:text-properties fo:color="#000000" fo:font-size="13.5pt" style:font-size-asian="13.5pt" style:font-size-complex="13.5pt"/>
    </style:style>
    <style:style style:name="T5" style:parent-style-name="DefaultParagraphFont" style:family="text">
      <style:text-properties fo:color="#000000" fo:font-size="13.5pt" style:font-size-asian="13.5pt" style:font-size-complex="13.5pt"/>
    </style:style>
    <style:style style:name="T6" style:parent-style-name="apple-converted-space" style:family="text">
      <style:text-properties fo:color="#000000" fo:font-size="13.5pt" style:font-size-asian="13.5pt" style:font-size-complex="13.5pt"/>
    </style:style>
    <style:style style:name="T7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8" style:parent-style-name="DefaultParagraphFont" style:family="text">
      <style:text-properties fo:color="#000000" fo:font-size="13.5pt" style:font-size-asian="13.5pt" style:font-size-complex="13.5pt"/>
    </style:style>
    <style:style style:name="P9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10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11" style:parent-style-name="apple-converted-space" style:family="text">
      <style:text-properties fo:color="#000000" fo:font-size="13.5pt" style:font-size-asian="13.5pt" style:font-size-complex="13.5pt"/>
    </style:style>
    <style:style style:name="T12" style:parent-style-name="DefaultParagraphFont" style:family="text">
      <style:text-properties fo:color="#000000" fo:font-size="13.5pt" style:font-size-asian="13.5pt" style:font-size-complex="13.5pt"/>
    </style:style>
    <style:style style:name="T13" style:parent-style-name="apple-converted-space" style:family="text">
      <style:text-properties fo:color="#000000" fo:font-size="13.5pt" style:font-size-asian="13.5pt" style:font-size-complex="13.5pt"/>
    </style:style>
    <style:style style:name="T14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15" style:parent-style-name="DefaultParagraphFont" style:family="text">
      <style:text-properties fo:color="#000000" fo:font-size="13.5pt" style:font-size-asian="13.5pt" style:font-size-complex="13.5pt"/>
    </style:style>
    <style:style style:name="P16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17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18" style:parent-style-name="apple-converted-space" style:family="text">
      <style:text-properties fo:color="#000000" fo:font-size="13.5pt" style:font-size-asian="13.5pt" style:font-size-complex="13.5pt"/>
    </style:style>
    <style:style style:name="T19" style:parent-style-name="DefaultParagraphFont" style:family="text">
      <style:text-properties fo:color="#000000" fo:font-size="13.5pt" style:font-size-asian="13.5pt" style:font-size-complex="13.5pt"/>
    </style:style>
    <style:style style:name="T20" style:parent-style-name="apple-converted-space" style:family="text">
      <style:text-properties fo:color="#000000" fo:font-size="13.5pt" style:font-size-asian="13.5pt" style:font-size-complex="13.5pt"/>
    </style:style>
    <style:style style:name="T21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22" style:parent-style-name="DefaultParagraphFont" style:family="text">
      <style:text-properties fo:color="#000000" fo:font-size="13.5pt" style:font-size-asian="13.5pt" style:font-size-complex="13.5pt"/>
    </style:style>
    <style:style style:name="P23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24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25" style:parent-style-name="apple-converted-space" style:family="text">
      <style:text-properties fo:color="#000000" fo:font-size="13.5pt" style:font-size-asian="13.5pt" style:font-size-complex="13.5pt"/>
    </style:style>
    <style:style style:name="T26" style:parent-style-name="DefaultParagraphFont" style:family="text">
      <style:text-properties fo:color="#000000" fo:font-size="13.5pt" style:font-size-asian="13.5pt" style:font-size-complex="13.5pt"/>
    </style:style>
    <style:style style:name="P27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28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29" style:parent-style-name="apple-converted-space" style:family="text">
      <style:text-properties fo:color="#000000" fo:font-size="13.5pt" style:font-size-asian="13.5pt" style:font-size-complex="13.5pt"/>
    </style:style>
    <style:style style:name="T30" style:parent-style-name="DefaultParagraphFont" style:family="text">
      <style:text-properties fo:color="#000000" fo:font-size="13.5pt" style:font-size-asian="13.5pt" style:font-size-complex="13.5pt"/>
    </style:style>
    <style:style style:name="P31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32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33" style:parent-style-name="apple-converted-space" style:family="text">
      <style:text-properties fo:color="#000000" fo:font-size="13.5pt" style:font-size-asian="13.5pt" style:font-size-complex="13.5pt"/>
    </style:style>
    <style:style style:name="T34" style:parent-style-name="DefaultParagraphFont" style:family="text">
      <style:text-properties fo:color="#000000" fo:font-size="13.5pt" style:font-size-asian="13.5pt" style:font-size-complex="13.5pt"/>
    </style:style>
    <style:style style:name="P35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36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37" style:parent-style-name="apple-converted-space" style:family="text">
      <style:text-properties fo:color="#000000" fo:font-size="13.5pt" style:font-size-asian="13.5pt" style:font-size-complex="13.5pt"/>
    </style:style>
    <style:style style:name="T38" style:parent-style-name="DefaultParagraphFont" style:family="text">
      <style:text-properties fo:color="#000000" fo:font-size="13.5pt" style:font-size-asian="13.5pt" style:font-size-complex="13.5pt"/>
    </style:style>
    <style:style style:name="T39" style:parent-style-name="apple-converted-space" style:family="text">
      <style:text-properties fo:color="#000000" fo:font-size="13.5pt" style:font-size-asian="13.5pt" style:font-size-complex="13.5pt"/>
    </style:style>
    <style:style style:name="T40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41" style:parent-style-name="DefaultParagraphFont" style:family="text">
      <style:text-properties fo:color="#000000" fo:font-size="13.5pt" style:font-size-asian="13.5pt" style:font-size-complex="13.5pt"/>
    </style:style>
    <style:style style:name="P42" style:parent-style-name="NormalWeb" style:family="paragraph">
      <style:paragraph-properties fo:margin-top="0in" fo:margin-bottom="0.125in" fo:margin-left="0.3125in" fo:text-indent="-0.3125in">
        <style:tab-stops/>
      </style:paragraph-properties>
    </style:style>
    <style:style style:name="T43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44" style:parent-style-name="apple-converted-space" style:family="text">
      <style:text-properties fo:color="#000000" fo:font-size="13.5pt" style:font-size-asian="13.5pt" style:font-size-complex="13.5pt"/>
    </style:style>
    <style:style style:name="T45" style:parent-style-name="DefaultParagraphFont" style:family="text">
      <style:text-properties fo:color="#000000" fo:font-size="13.5pt" style:font-size-asian="13.5pt" style:font-size-complex="13.5pt"/>
    </style:style>
    <style:style style:name="T46" style:parent-style-name="apple-converted-space" style:family="text">
      <style:text-properties fo:color="#000000" fo:font-size="13.5pt" style:font-size-asian="13.5pt" style:font-size-complex="13.5pt"/>
    </style:style>
    <style:style style:name="T47" style:parent-style-name="DefaultParagraphFont" style:family="text">
      <style:text-properties fo:font-style="italic" style:font-style-asian="italic" style:font-style-complex="italic" fo:color="#000000" fo:font-size="13.5pt" style:font-size-asian="13.5pt" style:font-size-complex="13.5pt"/>
    </style:style>
    <style:style style:name="T48" style:parent-style-name="DefaultParagraphFont" style:family="text">
      <style:text-properties fo:color="#000000" fo:font-size="13.5pt" style:font-size-asian="13.5pt" style:font-size-complex="13.5pt"/>
    </style:style>
  </office:automatic-styles>
  <office:body>
    <office:text text:use-soft-page-breaks="true">
      <text:h text:style-name="P1" text:outline-level="2">References</text:h>
      <text:p text:style-name="P2"><text:span text:style-name="T3">Asset Store</text:span><text:span text:style-name="T4"> </text:span><text:span text:style-name="T5">(2016)</text:span><text:span text:style-name="T6"> </text:span><text:span text:style-name="T7">Assetstore.unity3d.com</text:span><text:span text:style-name="T8">. Available at: https://www.assetstore.unity3d.com/en/#!/content/68161 (Accessed: 3 May 2017).</text:span></text:p>
      <text:p text:style-name="P9"><text:span text:style-name="T10">Basketball Buzzer Sounds | Effects | Sound Bites | Sound Clips from SoundBible.com</text:span><text:span text:style-name="T11"> </text:span><text:span text:style-name="T12">(n.d.)</text:span><text:span text:style-name="T13"> </text:span><text:span text:style-name="T14">Soundbible.com</text:span><text:span text:style-name="T15">. Available at: http://soundbible.com/1495-Basketball-Buzzer.html (Accessed: 3 May 2017).</text:span></text:p>
      <text:p text:style-name="P16"><text:span text:style-name="T17">Download Explosion 5 Sound Effects Page 1</text:span><text:span text:style-name="T18"> </text:span><text:span text:style-name="T19">(n.d.)</text:span><text:span text:style-name="T20"> </text:span><text:span text:style-name="T21">Freesoundeffects.com</text:span><text:span text:style-name="T22">. Available at: http://www.freesoundeffects.com/free-track/explosion-5-466450/ (Accessed: 3 May 2017).</text:span></text:p>
      <text:p text:style-name="P23"><text:span text:style-name="T24">Muggsy Spanier “I Wish I Could Shimmy Like My Sister Kate” Bluebird B-10506, recorded 1939</text:span><text:span text:style-name="T25"> </text:span><text:span text:style-name="T26">(2014). Available at: https://www.youtube.com/watch?v=Xmr4N1U0TkA (Accessed: 3 May 2017).</text:span></text:p>
      <text:p text:style-name="P27"><text:span text:style-name="T28">Pocket Watch Face</text:span><text:span text:style-name="T29"> </text:span><text:span text:style-name="T30">(n.d.). Available at: http://s7.photobucket.com/user/walt845/media/18S_15J_CS_3063505_D.jpg.html (Accessed: 3 May 2017).</text:span></text:p>
      <text:p text:style-name="P31"><text:span text:style-name="T32">Record</text:span><text:span text:style-name="T33"> </text:span><text:span text:style-name="T34">(n.d.). Available at: http://www.clipartkid.com/5027967-vinyl-record-with-a-color-center-on-a-white-background-hub-HTRcxf-clipart/ (Accessed: 3 May 2017).</text:span></text:p>
      <text:p text:style-name="P35"><text:span text:style-name="T36">Submarine Creaking Sounds | Effects | Sound Bites | Sound Clips from SoundBible.com</text:span><text:span text:style-name="T37"> </text:span><text:span text:style-name="T38">(n.d.)</text:span><text:span text:style-name="T39"> </text:span><text:span text:style-name="T40">Soundbible.com</text:span><text:span text:style-name="T41">. Available at: http://soundbible.com/1625-Submarine-Creaking.html (Accessed: 3 May 2017).</text:span></text:p>
      <text:p text:style-name="P42"><text:span text:style-name="T43">Textures.com</text:span><text:span text:style-name="T44"> </text:span><text:span text:style-name="T45">(2005)</text:span><text:span text:style-name="T46"> </text:span><text:span text:style-name="T47">Textures.com</text:span><text:span text:style-name="T48">. Available at: https://www.textures.com/ (Accessed: 3 May 2017)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mes</meta:initial-creator>
    <dc:creator>Games</dc:creator>
    <meta:creation-date>2017-05-03T13:32:00Z</meta:creation-date>
    <dc:date>2017-05-03T13:34:00Z</dc:date>
    <meta:template xlink:href="Normal" xlink:type="simple"/>
    <meta:editing-cycles>2</meta:editing-cycles>
    <meta:editing-duration>PT60S</meta:editing-duration>
    <meta:document-statistic meta:page-count="1" meta:paragraph-count="2" meta:word-count="192" meta:character-count="1288" meta:row-count="9" meta:non-whitespace-character-count="1098"/>
  </office:meta>
</office:document-meta>
</file>